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9894" officeooo:paragraph-rsid="00125c91"/>
    </style:style>
    <style:style style:name="P2" style:family="paragraph" style:parent-style-name="Standard">
      <style:text-properties officeooo:rsid="00109894" officeooo:paragraph-rsid="0012f16f"/>
    </style:style>
    <style:style style:name="P3" style:family="paragraph" style:parent-style-name="Standard">
      <style:text-properties officeooo:rsid="00109894" officeooo:paragraph-rsid="001359c8"/>
    </style:style>
    <style:style style:name="P4" style:family="paragraph" style:parent-style-name="Standard">
      <style:text-properties officeooo:rsid="00109894" officeooo:paragraph-rsid="001551ea"/>
    </style:style>
    <style:style style:name="P5" style:family="paragraph" style:parent-style-name="Standard">
      <style:text-properties officeooo:rsid="0015168f" officeooo:paragraph-rsid="0015168f"/>
    </style:style>
    <style:style style:name="P6" style:family="paragraph" style:parent-style-name="Standard">
      <style:text-properties officeooo:rsid="001551ea" officeooo:paragraph-rsid="001551ea"/>
    </style:style>
    <style:style style:name="P7" style:family="paragraph" style:parent-style-name="Standard">
      <style:text-properties officeooo:rsid="0016f0e9" officeooo:paragraph-rsid="0016f0e9"/>
    </style:style>
    <style:style style:name="T1" style:family="text">
      <style:text-properties officeooo:rsid="00125c91"/>
    </style:style>
    <style:style style:name="T2" style:family="text">
      <style:text-properties officeooo:rsid="0012f16f"/>
    </style:style>
    <style:style style:name="T3" style:family="text">
      <style:text-properties officeooo:rsid="001359c8"/>
    </style:style>
    <style:style style:name="T4" style:family="text">
      <style:text-properties officeooo:rsid="001a4f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---Sicherheit---</text:p>
      <text:p text:style-name="P5"/>
      <text:p text:style-name="P4">-&gt;Output Maskieren: </text:p>
      <text:p text:style-name="P4"><text:span text:style-name="T1">Wenn ein Angreifer html code in einem Formular unterbringt, wird dieser im Browser eines anderen users ausgeführt. Bspw. könnte JavaScript mittels &lt;script&gt;code&lt;/script&gt; ausgeführt werden.</text:span></text:p>
      <text:p text:style-name="P1"><text:span text:style-name="T1">Um dies zu unterbinden, wird htmlspecialchars() eingesetzt. Diese Funktion ersetzt alle Sonderzeichen bzw. Maskiert sie.</text:span></text:p>
      <text:p text:style-name="P1"><text:span text:style-name="T1">Beispiel: &lt;?php echo htmlspecialchars($usereingabe); ?&gt;</text:span></text:p>
      <text:p text:style-name="P1"/>
      <text:p text:style-name="P2"><text:span text:style-name="T2">-&gt;Input prüfen: </text:span></text:p>
      <text:p text:style-name="P2"><text:span text:style-name="T2"><text:tab/>is_array() -&gt;Überprüft ob Variable ein Array ist. </text:span></text:p>
      <text:p text:style-name="P2"><text:span text:style-name="T2"><text:tab/><text:tab/>Beispiel: if(is_array($variable))</text:span></text:p>
      <text:p text:style-name="P2"><text:span text:style-name="T2"><text:tab/>is_string()</text:span></text:p>
      <text:p text:style-name="P2"><text:span text:style-name="T2"><text:tab/>strlen()-&gt;Gibt Länge eines Strings zurück.</text:span></text:p>
      <text:p text:style-name="P2"><text:span text:style-name="T2"><text:tab/>in_array()-&gt;Überprüft ob eine Variable eines Arrays in einem Array Vorkommt.</text:span></text:p>
      <text:p text:style-name="P3"><text:span text:style-name="T2"><text:tab/><text:tab/>Beispiel: $TestArray = array("test1", "test2", "test3");</text:span></text:p>
      <text:p text:style-name="P3"><text:span text:style-name="T3"><text:tab/><text:tab/><text:tab/> <text:s text:c="3"/>in_array($zuÜberprüfendesArray, $TestArray);</text:span></text:p>
      <text:p text:style-name="P3"><text:span text:style-name="T3"><text:tab/><text:tab/><text:tab/> <text:s text:c="3"/>//gibt false aus, wenn $zuÜberprüfendesArray keine Variable mit: </text:span></text:p>
      <text:p text:style-name="P3"><text:span text:style-name="T3"><text:tab/><text:tab/><text:tab/> <text:s text:c="3"/>//test1 oder test2 oder test3 beinhaltet. <text:tab/> </text:span></text:p>
      <text:p text:style-name="P3"/>
      <text:p text:style-name="P6">-&gt;Whitelist-, Blacklist-Prüfung:</text:p>
      <text:p text:style-name="P6"><text:tab/>Whitelist-Prüfung: Überprüfen ob nur die Erlaubten Zeichen<text:span text:style-name="T4"> oder Ausdrücke</text:span> Vorkommen.</text:p>
      <text:p text:style-name="P6"><text:tab/>Blacklist-Prüfung: Überprüfen ob ein Zeichen, das nicht erlaubt ist, vorkommt.</text:p>
      <text:p text:style-name="P6"><text:tab/><text:tab/>nicht alle fefährlichen Zeichen könnten in der Blacklist stehen.</text:p>
      <text:p text:style-name="P6"><text:tab/><text:tab/>Whitelist-Prüfung bevorzugen.</text:p>
      <text:p text:style-name="P6"/>
      <text:p text:style-name="P6">-&gt;Inhalte mit filter Überprüfen:</text:p>
      <text:p text:style-name="P6"><text:tab/>Beispiel ob etwas eine email sein kann:</text:p>
      <text:p text:style-name="P6"><text:tab/><text:tab/>filter_var($email, FILTER_VALIDATE_EMAIL);</text:p>
      <text:p text:style-name="P6"><text:tab/><text:tab/>//gibt false zurück, wenn keine gültige email. Gibt die email zurück, wenn gültige <text:tab/><text:tab/>//email.</text:p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09:46:16.171302249</meta:creation-date>
    <dc:date>2018-02-05T10:47:16.151190777</dc:date>
    <meta:editing-duration>PT23M50S</meta:editing-duration>
    <meta:editing-cycles>6</meta:editing-cycles>
    <meta:generator>LibreOffice/5.3.1.2$Linux_X86_64 LibreOffice_project/30m0$Build-2</meta:generator>
    <meta:document-statistic meta:table-count="0" meta:image-count="0" meta:object-count="0" meta:page-count="1" meta:paragraph-count="25" meta:word-count="157" meta:character-count="1369" meta:non-whitespace-character-count="1187"/>
  </office:meta>
</office:document-meta>
</file>